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385" officeooo:paragraph-rsid="000bf385"/>
    </style:style>
    <style:style style:name="P2" style:family="paragraph" style:parent-style-name="Standard">
      <style:paragraph-properties fo:line-height="200%" fo:text-align="start" style:justify-single-word="false"/>
      <style:text-properties officeooo:rsid="000bf385" officeooo:paragraph-rsid="000bf385"/>
    </style:style>
    <style:style style:name="P3" style:family="paragraph" style:parent-style-name="Header">
      <style:paragraph-properties fo:text-align="end" style:justify-single-word="false"/>
      <style:text-properties officeooo:rsid="000bf385" officeooo:paragraph-rsid="000bf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 of Primitive Types</text:p>
      <text:p text:style-name="P1"/>
      <text:p text:style-name="P2"><text:tab/>The two types of primitive data types used in this lab are “int” and “long.” <text:s/>The int type takes a non-decimal integer, and has a memory storage capacity of 32 bits. <text:s/>The long type takes in signed non-decimal integer, and has a memory storage capacity of 64 bits. <text:s/>Other primitive types in Java include: boolean, char, byte, short, float, and double. <text:s/>A boolean type has a value of true or false, but can be assigned the value of null also. <text:s/>The type char is a 16-bit character; byte stores an 8 bit signed integer; short stores a 16 bit signed integer; float stores a 32 bit floating-point number (aka decimal number); double stores a 64 bit floating point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f385" officeooo:paragraph-rsid="000bf3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illa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3:57:05.133116570</meta:creation-date>
    <dc:date>2015-02-19T14:07:44.035269598</dc:date>
    <meta:editing-duration>P0D</meta:editing-duration>
    <meta:editing-cycles>1</meta:editing-cycles>
    <meta:document-statistic meta:table-count="0" meta:image-count="0" meta:object-count="0" meta:page-count="1" meta:paragraph-count="3" meta:word-count="124" meta:character-count="704" meta:non-whitespace-character-count="577"/>
    <meta:generator>LibreOffice/4.2.7.2$Linux_X86_64 LibreOffice_project/420m0$Build-2</meta:generator>
  </office:meta>
</office:document-meta>
</file>